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Impl.ExecutorImpl( ThreadPoolExecutor threadPool , long shutdown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Impl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orImpl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ecutorImpl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Impl.execute(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